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2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normal" fo:background-color="transparent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orphans="2" fo:widows="2" fo:background-color="#272822"/>
      <style:text-properties fo:font-variant="normal" fo:text-transform="none" fo:color="#ffffff" loext:opacity="100%" fo:font-size="13.5pt" fo:letter-spacing="normal" fo:font-style="normal" fo:font-weight="normal"/>
    </style:style>
    <style:style style:name="P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5" style:family="paragraph" style:parent-style-name="Standard">
      <style:text-properties fo:color="#000000" loext:opacity="100%" officeooo:rsid="0015ba22" officeooo:paragraph-rsid="0015ba22"/>
    </style:style>
    <style:style style:name="P6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5ba22" officeooo:paragraph-rsid="0015ba22" fo:background-color="transparen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6" style:family="paragraph" style:parent-style-name="Text_20_body">
      <style:text-properties fo:font-variant="normal" fo:text-transform="none" fo:color="#000000" loext:opacity="100%" style:font-name="Open Sans" fo:font-size="15pt" fo:letter-spacing="normal" fo:font-style="normal" fo:font-weight="bold" officeooo:rsid="0015ba22" officeooo:paragraph-rsid="0015ba22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ffff00" loext:char-shading-value="0"/>
    </style:style>
    <style:style style:name="T6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ffff00" loext:char-shading-value="0" loext:padding="0cm" loext:border="none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ffff00" loext:char-shading-value="0" loext:padding="0cm" loext:border="none"/>
    </style:style>
    <style:style style:name="T8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10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ffffff" loext:opacity="100%" fo:font-size="13.5pt" fo:letter-spacing="normal" fo:font-style="normal" fo:font-weight="bold" fo:background-color="#272822" loext:char-shading-value="0" loext:padding="0cm" loext:border="none"/>
    </style:style>
    <style:style style:name="T15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16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7" style:family="text">
      <style:text-properties fo:font-variant="normal" fo:text-transform="none" fo:color="#dddddd" loext:opacity="100%" fo:letter-spacing="normal" fo:background-color="#272822" loext:char-shading-value="0" loext:padding="0cm" loext:border="none"/>
    </style:style>
    <style:style style:name="T18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19" style:family="text">
      <style:text-properties fo:font-variant="normal" fo:text-transform="none" fo:color="#6f42c1" loext:opacity="100%" fo:font-size="13.5pt" fo:letter-spacing="normal" fo:font-style="normal" fo:font-weight="bold" fo:background-color="#272822" loext:char-shading-value="0" loext:padding="0cm" loext:border="none"/>
    </style:style>
    <style:style style:name="T20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21" style:family="text">
      <style:text-properties fo:font-variant="normal" fo:text-transform="none" fo:color="#a6e22e" loext:opacity="100%" fo:font-size="13.5pt" fo:letter-spacing="normal" fo:font-style="normal" fo:font-weight="bold" fo:background-color="#272822" loext:char-shading-value="0" loext:padding="0cm" loext:border="none"/>
    </style:style>
    <style:style style:name="T22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23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24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27" style:family="text">
      <style:text-properties fo:font-variant="normal" fo:text-transform="none" fo:color="#c9211e" loext:opacity="100%" style:font-name="Source Serif Pro" fo:font-size="13.5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c9211e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31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3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6">Active Records</text:p>
      <text:p text:style-name="P16"/>
      <text:p text:style-name="P6">O padrão Active Record é uma abordagem de mapeamento objeto-relacional (ORM) que integra as operações de persistência diretamente dentro das entidades do domínio. Em vez de separar as responsabilidades de acesso a dados em uma classe repositório, o próprio modelo é responsável por persistir, atualizar e consultar dados no banco.</text:p>
      <text:p text:style-name="P7">No Quarkus, o Active Record é implementado usando o Panache, que facilita a criação de entidades com métodos de persistência integrados, permitindo consultas e operações CRUD diretamente na entidade. Com Panache, é possível criar entidades que estendem PanacheEntity ou PanacheEntityBase para simplificar o uso do padrão Active Record.</text:p>
      <text:h text:style-name="P1" text:outline-level="2">Exemplo de Active Record com Quarkus Panache</text:h>
      <text:p text:style-name="P17"><text:span text:style-name="T30">Crie uma entidade que estenda </text:span><text:span text:style-name="Source_20_Text"><text:span text:style-name="T31">PanacheEntity</text:span></text:span><text:span text:style-name="T30"> (o que adiciona automaticamente o ID):</text:span></text:p>
      <text:p text:style-name="P3"><text:span text:style-name="Source_20_Text"><text:span text:style-name="T15">import</text:span></text:span><text:span text:style-name="Source_20_Text"><text:span text:style-name="T16"> io.quarkus.hibernate.orm.panache.PanacheEntity;</text:span></text:span></text:p>
      <text:p text:style-name="P3"><text:span text:style-name="Source_20_Text"><text:span text:style-name="T15">import</text:span></text:span><text:span text:style-name="Source_20_Text"><text:span text:style-name="T16"> javax.persistence.Entity;</text:span></text:span></text:p>
      <text:p text:style-name="P4"/>
      <text:p text:style-name="P3"><text:span text:style-name="Source_20_Text"><text:span text:style-name="T18">@Entity</text:span></text:span></text:p>
      <text:p text:style-name="P3"><text:span text:style-name="Source_20_Text"><text:span text:style-name="T15">public</text:span></text:span><text:span text:style-name="Source_20_Text"><text:span text:style-name="T16"> </text:span></text:span><text:span text:style-name="Source_20_Text"><text:span text:style-name="T15">class</text:span></text:span><text:span text:style-name="Source_20_Text"><text:span text:style-name="T16"> </text:span></text:span><text:span text:style-name="Source_20_Text"><text:span text:style-name="T14">Person</text:span></text:span><text:span text:style-name="Source_20_Text"><text:span text:style-name="T16"> </text:span></text:span><text:span text:style-name="Source_20_Text"><text:span text:style-name="T15">extends</text:span></text:span><text:span text:style-name="Source_20_Text"><text:span text:style-name="T16"> </text:span></text:span><text:span text:style-name="Source_20_Text"><text:span text:style-name="T19">PanacheEntity</text:span></text:span><text:span text:style-name="Source_20_Text"><text:span text:style-name="T16"> {</text:span></text:span></text:p>
      <text:p text:style-name="P3"><text:span text:style-name="Source_20_Text"><text:span text:style-name="T17"><text:s text:c="4"/></text:span></text:span><text:span text:style-name="Source_20_Text"><text:span text:style-name="T15">public</text:span></text:span><text:span text:style-name="Source_20_Text"><text:span text:style-name="T16"> </text:span></text:span><text:span text:style-name="Source_20_Text"><text:span text:style-name="T14">String</text:span></text:span><text:span text:style-name="Source_20_Text"><text:span text:style-name="T16"> name;</text:span></text:span></text:p>
      <text:p text:style-name="P3"><text:span text:style-name="Source_20_Text"><text:span text:style-name="T17"><text:s text:c="4"/></text:span></text:span><text:span text:style-name="Source_20_Text"><text:span text:style-name="T15">public</text:span></text:span><text:span text:style-name="Source_20_Text"><text:span text:style-name="T16"> int age;</text:span></text:span></text:p>
      <text:p text:style-name="P4"><text:span text:style-name="Source_20_Text"><text:span text:style-name="T17"><text:s text:c="4"/></text:span></text:span></text:p>
      <text:p text:style-name="P3"><text:span text:style-name="Source_20_Text"><text:span text:style-name="T17"><text:s text:c="4"/></text:span></text:span><text:span text:style-name="Source_20_Text"><text:span text:style-name="T18">// Active Record Methods</text:span></text:span></text:p>
      <text:p text:style-name="P3"><text:span text:style-name="Source_20_Text"><text:span text:style-name="T17"><text:s text:c="4"/></text:span></text:span><text:span text:style-name="Source_20_Text"><text:span text:style-name="T15">public</text:span></text:span><text:span text:style-name="Source_20_Text"><text:span text:style-name="T16"> </text:span></text:span><text:span text:style-name="Source_20_Text"><text:span text:style-name="T15">static</text:span></text:span><text:span text:style-name="Source_20_Text"><text:span text:style-name="T16"> </text:span></text:span><text:span text:style-name="Source_20_Text"><text:span text:style-name="T14">Person</text:span></text:span><text:span text:style-name="Source_20_Text"><text:span text:style-name="T16"> </text:span></text:span><text:span text:style-name="Source_20_Text"><text:span text:style-name="T19">findByName</text:span></text:span><text:span text:style-name="Source_20_Text"><text:span text:style-name="T16">(</text:span></text:span><text:span text:style-name="Source_20_Text"><text:span text:style-name="T20">String</text:span></text:span><text:span text:style-name="Source_20_Text"><text:span text:style-name="T16"> name) {</text:span></text:span></text:p>
      <text:p text:style-name="P3"><text:span text:style-name="Source_20_Text"><text:span text:style-name="T17"><text:s text:c="8"/></text:span></text:span><text:span text:style-name="Source_20_Text"><text:span text:style-name="T15">return</text:span></text:span><text:span text:style-name="Source_20_Text"><text:span text:style-name="T16"> </text:span></text:span><text:span text:style-name="Source_20_Text"><text:span text:style-name="T19">find</text:span></text:span><text:span text:style-name="Source_20_Text"><text:span text:style-name="T16">(</text:span></text:span><text:span text:style-name="Source_20_Text"><text:span text:style-name="T20">"name"</text:span></text:span><text:span text:style-name="Source_20_Text"><text:span text:style-name="T16">, name).</text:span></text:span><text:span text:style-name="Source_20_Text"><text:span text:style-name="T19">firstResult</text:span></text:span><text:span text:style-name="Source_20_Text"><text:span text:style-name="T16">();</text:span></text:span></text:p>
      <text:p text:style-name="P4"><text:span text:style-name="Source_20_Text"><text:span text:style-name="T17"><text:s text:c="4"/></text:span></text:span><text:span text:style-name="Source_20_Text"><text:span text:style-name="T16">}</text:span></text:span></text:p>
      <text:p text:style-name="P4"><text:span text:style-name="Source_20_Text"><text:span text:style-name="T17"><text:s text:c="4"/></text:span></text:span></text:p>
      <text:p text:style-name="P3"><text:span text:style-name="Source_20_Text"><text:span text:style-name="T17"><text:s text:c="4"/></text:span></text:span><text:span text:style-name="Source_20_Text"><text:span text:style-name="T15">public</text:span></text:span><text:span text:style-name="Source_20_Text"><text:span text:style-name="T16"> </text:span></text:span><text:span text:style-name="Source_20_Text"><text:span text:style-name="T15">static</text:span></text:span><text:span text:style-name="Source_20_Text"><text:span text:style-name="T16"> </text:span></text:span><text:span text:style-name="Source_20_Text"><text:span text:style-name="T14">List</text:span></text:span><text:span text:style-name="Source_20_Text"><text:span text:style-name="T16">&lt;</text:span></text:span><text:span text:style-name="Source_20_Text"><text:span text:style-name="T14">Person</text:span></text:span><text:span text:style-name="Source_20_Text"><text:span text:style-name="T16">&gt; </text:span></text:span><text:span text:style-name="Source_20_Text"><text:span text:style-name="T19">findAdults</text:span></text:span><text:span text:style-name="Source_20_Text"><text:span text:style-name="T16">() {</text:span></text:span></text:p>
      <text:p text:style-name="P3"><text:span text:style-name="Source_20_Text"><text:span text:style-name="T17"><text:s text:c="8"/></text:span></text:span><text:span text:style-name="Source_20_Text"><text:span text:style-name="T15">return</text:span></text:span><text:span text:style-name="Source_20_Text"><text:span text:style-name="T16"> </text:span></text:span><text:span text:style-name="Source_20_Text"><text:span text:style-name="T19">list</text:span></text:span><text:span text:style-name="Source_20_Text"><text:span text:style-name="T16">(</text:span></text:span><text:span text:style-name="Source_20_Text"><text:span text:style-name="T20">"age &gt;= ?1"</text:span></text:span><text:span text:style-name="Source_20_Text"><text:span text:style-name="T16">, </text:span></text:span><text:span text:style-name="Source_20_Text"><text:span text:style-name="T22">18</text:span></text:span><text:span text:style-name="Source_20_Text"><text:span text:style-name="T16">);</text:span></text:span></text:p>
      <text:p text:style-name="P4"><text:span text:style-name="Source_20_Text"><text:span text:style-name="T17"><text:s text:c="4"/></text:span></text:span><text:span text:style-name="Source_20_Text"><text:span text:style-name="T16">}</text:span></text:span></text:p>
      <text:p text:style-name="P4"><text:span text:style-name="Source_20_Text"><text:span text:style-name="T16">}</text:span></text:span></text:p>
      <text:p text:style-name="P2">Copiar código</text:p>
      <text:p text:style-name="P17"><text:span text:style-name="T1">Usando a entidade </text:span><text:span text:style-name="Source_20_Text"><text:span text:style-name="T2">Person</text:span></text:span><text:span text:style-name="T1">:</text:span></text:p>
      <text:p text:style-name="P3"><text:span text:style-name="Source_20_Text"><text:span text:style-name="T18">// Persistindo uma nova pessoa</text:span></text:span></text:p>
      <text:p text:style-name="P3"><text:span text:style-name="Source_20_Text"><text:span text:style-name="T21">Person</text:span></text:span><text:span text:style-name="Source_20_Text"><text:span text:style-name="T16"> </text:span></text:span><text:span text:style-name="Source_20_Text"><text:span text:style-name="T20">p</text:span></text:span><text:span text:style-name="Source_20_Text"><text:span text:style-name="T16"> </text:span></text:span><text:span text:style-name="Source_20_Text"><text:span text:style-name="T22">=</text:span></text:span><text:span text:style-name="Source_20_Text"><text:span text:style-name="T16"> </text:span></text:span><text:span text:style-name="Source_20_Text"><text:span text:style-name="T15">new</text:span></text:span><text:span text:style-name="Source_20_Text"><text:span text:style-name="T16"> </text:span></text:span><text:span text:style-name="Source_20_Text"><text:span text:style-name="T14">Person</text:span></text:span><text:span text:style-name="Source_20_Text"><text:span text:style-name="T16">();</text:span></text:span></text:p>
      <text:p text:style-name="P3"><text:soft-page-break/><text:span text:style-name="Source_20_Text"><text:span text:style-name="T16">p.name = </text:span></text:span><text:span text:style-name="Source_20_Text"><text:span text:style-name="T20">"João"</text:span></text:span><text:span text:style-name="Source_20_Text"><text:span text:style-name="T16">;</text:span></text:span></text:p>
      <text:p text:style-name="P3"><text:span text:style-name="Source_20_Text"><text:span text:style-name="T16">p.age = </text:span></text:span><text:span text:style-name="Source_20_Text"><text:span text:style-name="T22">30</text:span></text:span><text:span text:style-name="Source_20_Text"><text:span text:style-name="T16">;</text:span></text:span></text:p>
      <text:p text:style-name="P4"><text:span text:style-name="Source_20_Text"><text:span text:style-name="T16">p.persist();</text:span></text:span></text:p>
      <text:p text:style-name="P4"/>
      <text:p text:style-name="P3"><text:span text:style-name="Source_20_Text"><text:span text:style-name="T18">// Consultando pessoas</text:span></text:span></text:p>
      <text:p text:style-name="P3"><text:span text:style-name="Source_20_Text"><text:span text:style-name="T21">Person</text:span></text:span><text:span text:style-name="Source_20_Text"><text:span text:style-name="T16"> </text:span></text:span><text:span text:style-name="Source_20_Text"><text:span text:style-name="T20">joao</text:span></text:span><text:span text:style-name="Source_20_Text"><text:span text:style-name="T16"> </text:span></text:span><text:span text:style-name="Source_20_Text"><text:span text:style-name="T22">=</text:span></text:span><text:span text:style-name="Source_20_Text"><text:span text:style-name="T16"> Person.findByName(</text:span></text:span><text:span text:style-name="Source_20_Text"><text:span text:style-name="T20">"João"</text:span></text:span><text:span text:style-name="Source_20_Text"><text:span text:style-name="T16">);</text:span></text:span></text:p>
      <text:p text:style-name="P4"><text:span text:style-name="Source_20_Text"><text:span text:style-name="T16">List&lt;Person&gt; adults = Person.findAdults();</text:span></text:span></text:p>
      <text:p text:style-name="P2">Copiar código</text:p>
      <text:p text:style-name="P17"><text:span text:style-name="T29">No exemplo acima, a própria entidade </text:span><text:span text:style-name="Source_20_Text"><text:span text:style-name="T32">Person</text:span></text:span><text:span text:style-name="T29"> contém métodos para persistir e consultar dados, tornando-a uma classe "ativa" com responsabilidade de gerenciar sua própria persistência.</text:span></text:p>
      <text:p text:style-name="P8">Das diferenças entre Active Record e Repository Pattern, podemos citar duas:</text:p>
      <text:p text:style-name="P8">1 - Separação de responsabilidades:</text:p>
      <text:list xml:id="list3127592207" text:style-name="L1">
        <text:list-item>
          <text:p text:style-name="P10">Active Record: A lógica de persistência e as regras de negócio estão todas dentro da entidade. Isso facilita a leitura, mas pode dificultar a manutenção, já que a entidade carrega ambas as responsabilidades.</text:p>
        </text:list-item>
        <text:list-item>
          <text:p text:style-name="P11">Repository Pattern: A lógica de persistência é extraída para classes repositório específicas, promovendo uma separação clara das responsabilidades, com o modelo apenas representando dados.</text:p>
        </text:list-item>
      </text:list>
      <text:p text:style-name="P8">2 - Testabilidade:</text:p>
      <text:list xml:id="list594023604" text:style-name="L2">
        <text:list-item>
          <text:p text:style-name="P12">Active Record: Como as operações de persistência estão na própria entidade, os testes de unidade podem exigir o banco de dados ou mocks complexos, tornando os testes mais difíceis.</text:p>
        </text:list-item>
        <text:list-item>
          <text:p text:style-name="P13">Repository Pattern: Com repositórios separados, é mais fácil testar o domínio e a lógica de persistência separadamente, pois os repositórios podem ser facilmente mockados.</text:p>
        </text:list-item>
      </text:list>
      <text:p text:style-name="P8">As vantagens do Active Record com Quarkus Panache são:</text:p>
      <text:list xml:id="list2503149018" text:style-name="L3">
        <text:list-item>
          <text:p text:style-name="P14">Simplicidade: Para aplicações pequenas ou casos de uso onde a lógica de persistência é simples, o Active Record facilita a implementação rápida, pois você pode definir as operações CRUD diretamente na entidade.</text:p>
        </text:list-item>
        <text:list-item>
          <text:p text:style-name="P15">Leitura facilitada: O código fica mais direto e fácil de entender, pois as operações estão onde os dados estão, sem intermediários.</text:p>
        </text:list-item>
      </text:list>
      <text:p text:style-name="P8">E as desvantagens de usar o Active Record com Quarkus Panache são:</text:p>
      <text:list xml:id="list2276407356" text:style-name="L4">
        <text:list-item>
          <text:p text:style-name="P9">Baixa escalabilidade: Em projetos complexos, em que a lógica de negócios e as operações de persistência são mais elaboradas, o <text:soft-page-break/>padrão Active Record pode tornar o código mais difícil de manter e testar, pois mistura lógica de negócios com acesso a dados.</text:p>
        </text:list-item>
        <text:list-item>
          <text:p text:style-name="P9">Acoplamento: A classe de domínio fica fortemente acoplada ao banco de dados, dificultando a substituição do banco ou da camada de persistência sem afetar o modelo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09:23:54.556188561</meta:creation-date>
    <dc:date>2025-09-04T17:03:20.028726396</dc:date>
    <meta:editing-duration>PT1H2M12S</meta:editing-duration>
    <meta:editing-cycles>1</meta:editing-cycles>
    <meta:document-statistic meta:table-count="0" meta:image-count="0" meta:object-count="0" meta:page-count="3" meta:paragraph-count="46" meta:word-count="502" meta:character-count="3400" meta:non-whitespace-character-count="2898"/>
    <meta:generator>LibreOffice/7.3.7.2$Linux_X86_64 LibreOffice_project/30$Build-2</meta:generator>
  </office:meta>
</office:document-meta>
</file>